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Standard">
      <style:paragraph-properties fo:margin-left="11.28cm" fo:margin-right="0cm" fo:text-indent="0cm" style:auto-text-indent="false" fo:break-before="page"/>
    </style:style>
    <style:style style:name="P5" style:family="paragraph" style:parent-style-name="Text_20_body">
      <style:paragraph-properties fo:margin-left="0cm" fo:margin-right="0cm" fo:margin-top="0.7cm" fo:margin-bottom="0.21cm" fo:text-indent="2cm" style:auto-text-indent="false"/>
    </style:style>
    <style:style style:name="P6" style:family="paragraph" style:parent-style-name="Text_20_body">
      <style:paragraph-properties fo:margin-left="0cm" fo:margin-right="0cm" fo:margin-top="0.7cm" fo:margin-bottom="0.21cm" fo:text-indent="0cm" style:auto-text-indent="true"/>
    </style:style>
    <style:style style:name="P7" style:family="paragraph" style:parent-style-name="Text_20_body">
      <style:paragraph-properties fo:margin-left="0cm" fo:margin-right="0cm" fo:margin-top="0cm" fo:margin-bottom="0.21cm" fo:text-indent="0cm" style:auto-text-indent="true"/>
    </style:style>
    <style:style style:name="P8" style:family="paragraph" style:parent-style-name="Text_20_body" style:master-page-name="">
      <style:paragraph-properties fo:margin-left="0cm" fo:margin-right="2cm" fo:margin-top="0cm" fo:margin-bottom="0.21cm" fo:text-align="end" style:justify-single-word="false" fo:text-indent="0cm" style:auto-text-indent="false" style:page-number="auto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ner in objects"&gt;</text:placeholder></text:p>
      <text:p text:style-name="P4"><text:placeholder text:placeholder-type="text">&lt;setLang(partner.lang and partner.lang.code or 'en_US')&gt;</text:placeholder><text:placeholder text:placeholder-type="text">&lt;partner.addresses and partner.addresses[0].name or ''&gt;</text:placeholder><text:line-break/><text:placeholder text:placeholder-type="text">&lt;partner.addresses and partner.addresses[0].street or ''&gt;</text:placeholder> <text:placeholder text:placeholder-type="text">&lt;partner.addresses and partner.addresses[0].streetbis or ''&gt;</text:placeholder><text:line-break/><text:placeholder text:placeholder-type="text">&lt;partner.addresses and partner.addresses[0].zip or ''&gt;</text:placeholder> <text:placeholder text:placeholder-type="text">&lt;partner.addresses and partner.addresses[0].city or ''&gt;</text:placeholder><text:line-break/><text:placeholder text:placeholder-type="text">&lt;partner.addresses and partner.addresses[0].state and partner.addresses[0].state.name or ''&gt;</text:placeholder><text:line-break/><text:placeholder text:placeholder-type="text">&lt;partner.addresses and partner.addresses[0].country and partner.addresses[0].country.name or ''&gt;</text:placeholder></text:p>
      <text:p text:style-name="P1">Date: <text:placeholder text:placeholder-type="text">&lt;formatLang(datetime.date.today(), partner.lang, date=True)&gt;</text:placeholder><text:line-break/>Subject:</text:p>
      <text:p text:style-name="P6">Dear Madams and Sirs,</text:p>
      <text:p text:style-name="P7"/>
      <text:p text:style-name="P5">Best Regards,</text:p>
      <text:p text:style-name="P8"><text:placeholder text:placeholder-type="text">&lt;user.signature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10-14T20:57:4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8" meta:character-count="67"/>
  </office:meta>
</office:document-meta>
</file>